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998cm" table:align="left" style:writing-mode="lr-tb"/>
    </style:style>
    <style:style style:name="Tabla1.A" style:family="table-column">
      <style:table-column-properties style:column-width="2.727cm"/>
    </style:style>
    <style:style style:name="Tabla1.B" style:family="table-column">
      <style:table-column-properties style:column-width="8.068cm"/>
    </style:style>
    <style:style style:name="Tabla1.C" style:family="table-column">
      <style:table-column-properties style:column-width="2.101cm"/>
    </style:style>
    <style:style style:name="Tabla1.D" style:family="table-column">
      <style:table-column-properties style:column-width="2.103cm"/>
    </style:style>
    <style:style style:name="Tabla1.A1" style:family="table-cell">
      <style:table-cell-properties fo:padding="0cm" fo:border="none" style:writing-mode="page"/>
    </style:style>
    <style:style style:name="Tabla1.D2" style:family="table-cell" style:data-style-name="N0">
      <style:table-cell-properties fo:padding="0cm" fo:border="none" style:writing-mode="page"/>
    </style:style>
    <style:style style:name="Tabla1.D13" style:family="table-cell" style:data-style-name="N104">
      <style:table-cell-properties fo:padding="0cm" fo:border="none" style:writing-mode="page"/>
    </style:style>
    <style:style style:name="P1" style:family="paragraph" style:parent-style-name="Standard">
      <style:paragraph-properties fo:orphans="0" fo:widows="0"/>
      <style:text-properties style:font-name="Cambria" fo:font-weight="bold" style:font-weight-asian="bold" style:font-name-complex="Calibri1"/>
    </style:style>
    <style:style style:name="P2" style:family="paragraph" style:parent-style-name="Standard">
      <style:paragraph-properties fo:orphans="0" fo:widows="0"/>
      <style:text-properties style:font-name="Cambria" fo:font-weight="normal" style:font-weight-asian="normal" style:font-name-complex="Calibri1" style:font-weight-complex="normal"/>
    </style:style>
    <style:style style:name="P3" style:family="paragraph" style:parent-style-name="Standard">
      <style:paragraph-properties fo:orphans="0" fo:widows="0"/>
    </style:style>
    <style:style style:name="P4" style:family="paragraph" style:parent-style-name="Standard">
      <style:paragraph-properties fo:orphans="0" fo:widows="0"/>
      <style:text-properties fo:color="#0066ff" style:font-name="Cambria" fo:font-weight="normal" style:font-weight-asian="normal" style:font-name-complex="Calibri1" style:font-weight-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end" style:justify-single-word="false"/>
      <style:text-properties fo:font-weight="bold" style:font-weight-asian="bold" style:font-weight-complex="bold"/>
    </style:style>
    <style:style style:name="P8" style:family="paragraph" style:parent-style-name="Table_20_Contents">
      <style:paragraph-properties fo:text-align="end" style:justify-single-word="false"/>
    </style:style>
    <style:style style:name="P9" style:family="paragraph" style:parent-style-name="Standard" style:list-style-name="L1">
      <style:paragraph-properties fo:orphans="0" fo:widows="0"/>
      <style:text-properties style:font-name="Cambria" fo:font-weight="normal" style:font-weight-asian="normal" style:font-name-complex="Calibri1" style:font-weight-complex="normal"/>
    </style:style>
    <style:style style:name="P10" style:family="paragraph" style:parent-style-name="Standard">
      <style:paragraph-properties fo:orphans="0" fo:widows="0"/>
      <style:text-properties fo:color="#0066ff" style:font-name="Cambria" fo:font-weight="normal" style:font-weight-asian="normal" style:font-name-complex="Calibri1" style:font-weight-complex="normal"/>
    </style:style>
    <style:style style:name="P11" style:family="paragraph" style:parent-style-name="Heading_20_1" style:master-page-name="Standard">
      <style:paragraph-properties style:page-number="auto"/>
    </style:style>
    <style:style style:name="T1" style:family="text">
      <style:text-properties style:font-name="Cambria" fo:font-weight="normal" style:font-weight-asian="normal" style:font-name-complex="Calibri1" style:font-weight-complex="normal"/>
    </style:style>
    <style:style style:name="T2" style:family="text">
      <style:text-properties style:font-name="Cambria" style:text-underline-style="solid" style:text-underline-width="auto" style:text-underline-color="font-color" fo:font-weight="bold" style:font-weight-asian="bold" style:font-name-complex="Calibri1" style:font-weight-complex="bold"/>
    </style:style>
    <style:style style:name="T3" style:family="text">
      <style:text-properties style:font-name="Cambria" style:text-underline-style="none" fo:font-weight="bold" style:font-weight-asian="bold" style:font-name-complex="Calibri1" style:font-weight-complex="bold"/>
    </style:style>
    <style:style style:name="T4" style:family="text">
      <style:text-properties fo:color="#2e74b5" style:font-name="Calibri Light" fo:font-size="16pt" style:font-name-asian="Calibri1" style:font-size-asian="16pt" style:font-name-complex="DejaVu Sans"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Ejercicio <text:span text:style-name="T4">2</text:span> – <text:span text:style-name="T4">Presupuesto ordenador</text:span></text:h>
      <text:p text:style-name="P1"/>
      <text:p text:style-name="P2">Nos han solicitado un presupuesto para un ordenador. Los requisitos de dicho presupuesto son:</text:p>
      <text:list xml:id="list3035986554568654101" text:style-name="L1">
        <text:list-item>
          <text:p text:style-name="P9">Debe costar alrededor de 1000€ aprox. (+/-50€)</text:p>
        </text:list-item>
        <text:list-item>
          <text:p text:style-name="P9">Usado principalmente para mover programas pesados en memoria y gráficos como editores 3D, editores de video y algunos juegos (pero esto último tiene menos peso)</text:p>
        </text:list-item>
      </text:list>
      <text:p text:style-name="P2">Como no estaba el informático, le ha elaborado el presupuesto nuestro gato, Teclitas. Aunque se ha esforzado y ha cuadrado en cuanto a dinero, este contiene varios errores.</text:p>
      <text:p text:style-name="P3"><text:span text:style-name="T1">Tu trabajo consiste en señalar qué componentes no cuadran (cuello de botella, incompatilibilidad, gasto innecesario, </text:span><text:span text:style-name="T1">falta </text:span><text:span text:style-name="T1">o sobra </text:span><text:span text:style-name="T1">algo</text:span><text:span text:style-name="T1">…) y hacer los cambios oportunos </text:span><text:span text:style-name="T1">(sin salirte del presupuesto)</text:span><text:span text:style-name="T1">. </text:span><text:span text:style-name="T2">Debes justificar</text:span><text:span text:style-name="T1"> correctamente </text:span><text:span text:style-name="T3">cada componente</text:span><text:span text:style-name="T1"> que quites/cambies/</text:span><text:span text:style-name="T1">añadas</text:span><text:span text:style-name="T1">, ya que si no, el cambio no se considerará válido (si el gato y tú lo argumentáis igual, </text:span><text:span text:style-name="T1">se le hace caso al gato</text:span><text:span text:style-name="T1">). Los componentes y precios los puedes mirar en la tienda que quieras (PCComponentes, Amazon, PcBox, etc.)</text:span></text:p>
      <text:p text:style-name="P2"/>
      <text:p text:style-name="P2">Este es el presupuesto que ha elaborado Teclitas (cada producto tiene un enlace a una página donde podéis ver sus características):</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Tipo</text:p>
          </table:table-cell>
          <table:table-cell table:style-name="Tabla1.A1" office:value-type="string">
            <text:p text:style-name="P6">Componente</text:p>
          </table:table-cell>
          <table:table-cell table:style-name="Tabla1.A1" office:value-type="string">
            <text:p text:style-name="P6">Cantidad</text:p>
          </table:table-cell>
          <table:table-cell table:style-name="Tabla1.A1" office:value-type="string">
            <text:p text:style-name="P6">Precio</text:p>
          </table:table-cell>
        </table:table-row>
        <table:table-row>
          <table:table-cell table:style-name="Tabla1.A1" office:value-type="string">
            <text:p text:style-name="P5">Torre</text:p>
          </table:table-cell>
          <table:table-cell table:style-name="Tabla1.A1" office:value-type="string">
            <text:p text:style-name="Table_20_Contents"><text:a xlink:type="simple" xlink:href="https://www.pccomponentes.com/coolbox-t300-usb-30-fuente-de-alimentacion-basic-500w" text:style-name="Internet_20_link" text:visited-style-name="Visited_20_Internet_20_Link">CoolBox T300 USB 3.0 + Fuente de Alimentación Basic 500W</text:a></text:p>
          </table:table-cell>
          <table:table-cell table:style-name="Tabla1.A1" office:value-type="string">
            <text:p text:style-name="P8">1</text:p>
          </table:table-cell>
          <table:table-cell table:style-name="Tabla1.D2" office:value-type="float" office:value="46.43">
            <text:p text:style-name="P8">46,43</text:p>
          </table:table-cell>
        </table:table-row>
        <table:table-row>
          <table:table-cell table:style-name="Tabla1.A1" office:value-type="string">
            <text:p text:style-name="P5">Placa base</text:p>
          </table:table-cell>
          <table:table-cell table:style-name="Tabla1.A1" office:value-type="string">
            <text:p text:style-name="Table_20_Contents"><text:a xlink:type="simple" xlink:href="https://www.pccomponentes.com/asus-tuf-b450-pro-gaming" text:style-name="Internet_20_link" text:visited-style-name="Visited_20_Internet_20_Link">Asus TUF B450-PRO Gaming</text:a></text:p>
          </table:table-cell>
          <table:table-cell table:style-name="Tabla1.A1" office:value-type="string">
            <text:p text:style-name="P8">1</text:p>
          </table:table-cell>
          <table:table-cell table:style-name="Tabla1.D2" office:value-type="float" office:value="109.9">
            <text:p text:style-name="P8">109,9</text:p>
          </table:table-cell>
        </table:table-row>
        <table:table-row>
          <table:table-cell table:style-name="Tabla1.A1" office:value-type="string">
            <text:p text:style-name="P5">Procesador</text:p>
          </table:table-cell>
          <table:table-cell table:style-name="Tabla1.A1" office:value-type="string">
            <text:p text:style-name="Table_20_Contents"><text:a xlink:type="simple" xlink:href="https://www.pccomponentes.com/amd-ryzen-5-3600x-38ghz-box" text:style-name="Internet_20_link" text:visited-style-name="Visited_20_Internet_20_Link">AMD Ryzen 5 3600X 3.8GHz BOX</text:a></text:p>
          </table:table-cell>
          <table:table-cell table:style-name="Tabla1.A1" office:value-type="string">
            <text:p text:style-name="P8">1</text:p>
          </table:table-cell>
          <table:table-cell table:style-name="Tabla1.A1" office:value-type="string">
            <text:p text:style-name="P8">215,90</text:p>
          </table:table-cell>
        </table:table-row>
        <table:table-row>
          <table:table-cell table:style-name="Tabla1.A1" office:value-type="string">
            <text:p text:style-name="P5">Disco 1</text:p>
          </table:table-cell>
          <table:table-cell table:style-name="Tabla1.A1" office:value-type="string">
            <text:p text:style-name="Table_20_Contents"><text:a xlink:type="simple" xlink:href="https://www.pccomponentes.com/seagate-barracuda-35-2tb-sata-3" text:style-name="Internet_20_link" text:visited-style-name="Visited_20_Internet_20_Link">Seagate BarraCuda 3.5" 2TB SATA 3</text:a></text:p>
          </table:table-cell>
          <table:table-cell table:style-name="Tabla1.A1" office:value-type="string">
            <text:p text:style-name="P8">1</text:p>
          </table:table-cell>
          <table:table-cell table:style-name="Tabla1.A1" office:value-type="string">
            <text:p text:style-name="P8">58,99</text:p>
          </table:table-cell>
        </table:table-row>
        <table:table-row>
          <table:table-cell table:style-name="Tabla1.A1" office:value-type="string">
            <text:p text:style-name="P5">Disco 2</text:p>
          </table:table-cell>
          <table:table-cell table:style-name="Tabla1.A1" office:value-type="string">
            <text:p text:style-name="Table_20_Contents"><text:a xlink:type="simple" xlink:href="https://www.pccomponentes.com/wd-blue-sn550-ssd-500gb-nvme-m2-pcie-gen-3" office:name="WD Blue SN550 SSD 500GB NVMe M.2 PCIe Gen 3" text:style-name="Internet_20_link" text:visited-style-name="Visited_20_Internet_20_Link">WD Blue SN550 SSD 500GB NVMe M.2 PCIe Gen 3</text:a></text:p>
          </table:table-cell>
          <table:table-cell table:style-name="Tabla1.D2" office:value-type="float" office:value="1">
            <text:p text:style-name="P8">1</text:p>
          </table:table-cell>
          <table:table-cell table:style-name="Tabla1.D2" office:value-type="float" office:value="78.99">
            <text:p text:style-name="P8">78,99</text:p>
          </table:table-cell>
        </table:table-row>
        <table:table-row>
          <table:table-cell table:style-name="Tabla1.A1" office:value-type="string">
            <text:p text:style-name="P5">T.Gráfica</text:p>
          </table:table-cell>
          <table:table-cell table:style-name="Tabla1.A1" office:value-type="string">
            <text:p text:style-name="Table_20_Contents"><text:a xlink:type="simple" xlink:href="https://www.pccomponentes.com/gigabyte-geforce-gtx-1660-super-oc-6gb-gddr6" text:style-name="Internet_20_link" text:visited-style-name="Visited_20_Internet_20_Link">Gigabyte GeForce GTX 1660 SUPER OC 6GB GDDR6</text:a></text:p>
          </table:table-cell>
          <table:table-cell table:style-name="Tabla1.A1" office:value-type="string">
            <text:p text:style-name="P8">1</text:p>
          </table:table-cell>
          <table:table-cell table:style-name="Tabla1.A1" office:value-type="string">
            <text:p text:style-name="P8">234,90</text:p>
          </table:table-cell>
        </table:table-row>
        <table:table-row>
          <table:table-cell table:style-name="Tabla1.A1" office:value-type="string">
            <text:p text:style-name="P5">RAM</text:p>
          </table:table-cell>
          <table:table-cell table:style-name="Tabla1.A1" office:value-type="string">
            <text:p text:style-name="Table_20_Contents"><text:a xlink:type="simple" xlink:href="https://www.pccomponentes.com/kingston-hyperx-fury-black-16gb-ddr4-3200mhz-pc-25600-2x8gb-cl16" text:style-name="Internet_20_link" text:visited-style-name="Visited_20_Internet_20_Link">Kingston HyperX Fury Black 16GB DDR4 3200Mhz PC-25600 (2x8GB) CL16</text:a></text:p>
          </table:table-cell>
          <table:table-cell table:style-name="Tabla1.D2" office:value-type="float" office:value="1">
            <text:p text:style-name="P8">1</text:p>
          </table:table-cell>
          <table:table-cell table:style-name="Tabla1.D2" office:value-type="float" office:value="70">
            <text:p text:style-name="P8">70</text:p>
          </table:table-cell>
        </table:table-row>
        <table:table-row>
          <table:table-cell table:style-name="Tabla1.A1" office:value-type="string">
            <text:p text:style-name="P5">Monitor</text:p>
          </table:table-cell>
          <table:table-cell table:style-name="Tabla1.A1" office:value-type="string">
            <text:p text:style-name="Table_20_Contents"><text:a xlink:type="simple" xlink:href="https://www.pccomponentes.com/keep-out-xgm24pro-236-led-fullhd-165hz-g-sync-compatible-curva" text:style-name="Internet_20_link" text:visited-style-name="Visited_20_Internet_20_Link">Keep Out XGM24PRO 23.6" LED FullHD 165Hz G-Sync Compatible Curva</text:a></text:p>
          </table:table-cell>
          <table:table-cell table:style-name="Tabla1.A1" office:value-type="string">
            <text:p text:style-name="P8">1</text:p>
          </table:table-cell>
          <table:table-cell table:style-name="Tabla1.D2" office:value-type="float" office:value="169">
            <text:p text:style-name="P8">169</text:p>
          </table:table-cell>
        </table:table-row>
        <table:table-row>
          <table:table-cell table:style-name="Tabla1.A1" office:value-type="string">
            <text:p text:style-name="P5">Teclado</text:p>
          </table:table-cell>
          <table:table-cell table:style-name="Tabla1.A1" office:value-type="string">
            <text:p text:style-name="Table_20_Contents"><text:a xlink:type="simple" xlink:href="https://www.pccomponentes.com/tempest-k9-rgb-backlit-teclado-gaming-rgb" text:style-name="Internet_20_link" text:visited-style-name="Visited_20_Internet_20_Link">Tempest K9 RGB Backlit</text:a> </text:p>
          </table:table-cell>
          <table:table-cell table:style-name="Tabla1.A1" office:value-type="string">
            <text:p text:style-name="P8">1</text:p>
          </table:table-cell>
          <table:table-cell table:style-name="Tabla1.A1" office:value-type="string">
            <text:p text:style-name="P8">19,98</text:p>
          </table:table-cell>
        </table:table-row>
        <table:table-row>
          <table:table-cell table:style-name="Tabla1.A1" office:value-type="string">
            <text:p text:style-name="P5">Ratón</text:p>
          </table:table-cell>
          <table:table-cell table:style-name="Tabla1.A1" office:value-type="string">
            <text:p text:style-name="Table_20_Contents"><text:a xlink:type="simple" xlink:href="https://www.pccomponentes.com/msi-interceptor-ds-b1-raton-gaming-1600-dpi-negro" text:style-name="Internet_20_link" text:visited-style-name="Visited_20_Internet_20_Link">MSI Interceptor DS B1</text:a></text:p>
          </table:table-cell>
          <table:table-cell table:style-name="Tabla1.A1" office:value-type="string">
            <text:p text:style-name="P8">1</text:p>
          </table:table-cell>
          <table:table-cell table:style-name="Tabla1.A1" office:value-type="string">
            <text:p text:style-name="P8">12,98</text:p>
          </table:table-cell>
        </table:table-row>
        <table:table-row>
          <table:table-cell table:style-name="Tabla1.A1" office:value-type="string">
            <text:p text:style-name="P5">Altavoces</text:p>
          </table:table-cell>
          <table:table-cell table:style-name="Tabla1.A1" office:value-type="string">
            <text:p text:style-name="Table_20_Contents"><text:a xlink:type="simple" xlink:href="https://www.pccomponentes.com/logitech-multimedia-speaker-z200-negro" text:style-name="Internet_20_link" text:visited-style-name="Visited_20_Internet_20_Link">Logitech Multimedia Speaker Z200</text:a></text:p>
          </table:table-cell>
          <table:table-cell table:style-name="Tabla1.A1" office:value-type="string">
            <text:p text:style-name="P8">1</text:p>
          </table:table-cell>
          <table:table-cell table:style-name="Tabla1.A1" office:value-type="string">
            <text:p text:style-name="P8">33,99</text:p>
          </table:table-cell>
        </table:table-row>
        <table:table-row>
          <table:table-cell table:style-name="Tabla1.A1" office:value-type="string">
            <text:p text:style-name="P5"/>
          </table:table-cell>
          <table:table-cell table:style-name="Tabla1.A1" office:value-type="string">
            <text:p text:style-name="P7">Total: <text:s/></text:p>
          </table:table-cell>
          <table:table-cell table:style-name="Tabla1.A1" office:value-type="string">
            <text:p text:style-name="P7"/>
          </table:table-cell>
          <table:table-cell table:style-name="Tabla1.D13" office:value-type="currency" office:currency="EUR" office:value="1049.76">
            <text:p text:style-name="P7">1.049,76 €</text:p>
          </table:table-cell>
        </table:table-row>
      </table:table>
      <text:p text:style-name="P2">Los precios eran los que ves en el momento de elaborar el ejercicio.</text:p>
      <text:p text:style-name="P2"/>
      <text:p text:style-name="P4">La caja tiene formato miniATX, mientras que la placa base tiene formato ATX, osea, que no cabe en la caja, además que no viene con la fuente de alimentación. Ponemos una caja con formato ATX, que tenga una fuente incorporada (no es recomendable; pero si no se nos irá de precio).</text:p>
      <text:p text:style-name="P4">El procesador que ha elegido el Teclitas es incompatible con la placa base. He estado valorando cambiar el procesador o la placa base, al final he elegido cambiar la placa base por precio.</text:p>
      <text:p text:style-name="P4">El mayor cuello de botella que le veo es el disco duro. Al ser un disco mecánico la <text:soft-page-break/>tasa de transferencia es bastante menor de lo que le va a pedir el resto de componentes, van a tener que esperar al disco.</text:p>
      <text:p text:style-name="P4">Por otro lado la placa tiene 4 slot para memoria RAM en 2 canales, con lo que, comprar 3 memorias es inadecuado.</text:p>
      <text:p text:style-name="P4">La idea que tengo en mente es quitar una memoria RAM, porque considero que 16GB es suficiente para ese presupuesto (ya que estoy he puesto un pack de 2 memorias iguales, que sale un poco más barato), quitar la tarjeta de sonido, porque la placa trae una y la intención no es editar sonido y meter un SSD M.2 PCIe, dejando el HDD como “memoria a largo plazo” e instalar el SO y demás programas pesados en el SSD.</text:p>
      <text:p text:style-name="P4">Por otro lado y como el presupuesto lo permite, le he puesto un monitor un poco más chulo que se agradecerá a la hora de la edición de vídeo o del gamming.</text:p>
      <text:p text:style-name="P4">Los demás componentes te pueden gustar más o menos; pero son aceptables en mi opin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fals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loext:contextual-spacing="false" fo:margin-top="0.423cm" fo:margin-bottom="0cm" fo:keep-together="always" fo:keep-with-next="always"/>
      <style:text-properties fo:color="#2e74b5" style:font-name="Calibri Light" fo:font-size="16pt" style:font-name-asian="Calibri1" style:font-size-asian="16pt" style:font-name-complex="DejaVu Sans" style:font-size-complex="16pt"/>
    </style:style>
    <style:style style:name="Heading_20_2" style:display-name="Heading 2" style:family="paragraph" style:parent-style-name="Standard" style:next-style-name="Standard" style:default-outline-level="2" style:list-style-name="" style:class="text">
      <style:paragraph-properties loext:contextual-spacing="false" fo:margin-top="0.071cm" fo:margin-bottom="0cm" fo:keep-together="always" fo:keep-with-next="always"/>
      <style:text-properties fo:color="#2e74b5" style:font-name="Calibri Light" fo:font-size="13pt" style:font-name-asian="Calibri1" style:font-size-asian="13pt" style:font-name-complex="DejaVu Sans" style:font-size-complex="13pt"/>
    </style:style>
    <style:style style:name="List_20_Paragraph" style:display-name="List Paragraph" style:family="paragraph" style:parent-style-name="Standard" style:default-outline-level="">
      <style:paragraph-properties loext:contextual-spacing="true"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size="16pt" style:font-name-asian="Calibri1" style:font-size-asian="16pt" style:font-name-complex="DejaVu Sans" style:font-size-complex="16pt"/>
    </style:style>
    <style:style style:name="Título_20_2_20_Car" style:display-name="Título 2 Car" style:family="text" style:parent-style-name="Default_20_Paragraph_20_Font">
      <style:text-properties fo:color="#2e74b5" style:font-name="Calibri Light" fo:font-size="13pt" style:font-name-asian="Calibri1" style:font-size-asian="13pt" style:font-name-complex="DejaVu Sans" style:font-size-complex="13pt"/>
    </style:style>
    <style:style style:name="ListLabel_20_1" style:display-name="ListLabel 1" style:family="text">
      <style:text-properties fo:font-weight="normal" style:font-weight-asian="normal"/>
    </style:style>
    <style:style style:name="ListLabel_20_2" style:display-name="ListLabel 2" style:family="text">
      <style:text-properties fo:font-weight="normal" style:font-weight-asian="normal"/>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a" style:num-letter-sync="true">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3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uario de Microsoft Office</meta:initial-creator>
    <meta:editing-cycles>49</meta:editing-cycles>
    <meta:print-date>2016-09-15T16:44:00</meta:print-date>
    <meta:creation-date>2016-09-11T18:14:00</meta:creation-date>
    <dc:date>2020-10-14T06:51:58.79</dc:date>
    <meta:editing-duration>PT4H56M18S</meta:editing-duration>
    <meta:generator>OpenOffice/4.1.7$Win32 OpenOffice.org_project/417m1$Build-9800</meta:generator>
    <meta:document-statistic meta:table-count="1" meta:image-count="0" meta:object-count="0" meta:page-count="2" meta:paragraph-count="65" meta:word-count="583" meta:character-count="32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